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8b16"/>
    </style:style>
    <style:style style:name="T1" style:family="text">
      <style:text-properties officeooo:rsid="000a8b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37_2120134119"/>打开文件夹将数据放到./<text:span text:style-name="T1">data/</text:span>da<text:span text:style-name="T1">ta_file/中。</text:span></text:p>
      <text:p text:style-name="Standard">保存的bin文件会在./<text:span text:style-name="T1">data/bin_file/中生成。</text:span></text:p>
      <text:p text:style-name="Standard"/>
      <text:p text:style-name="Standard">选择文件后请先自动标定获得初步的标定信息。</text:p>
      <text:p text:style-name="Standard">自动标定前请先选择激光品牌。</text:p>
      <text:p text:style-name="Standard"/>
      <text:p text:style-name="Standard">如果标定数据不理想，可以尝试同车道的其他的.dat文件（尽量选择没有车辆的数据）再次自动标定。也可以进一步修改参数手动标定。</text:p>
      <text:p text:style-name="Standard"/>
      <text:p text:style-name="P1">当标定信息栏已经有理想参数时，切记此时不要再点自动标定了，若再次点击会覆盖先前标定数据。</text:p>
      <text:p text:style-name="P1"/>
      <text:p text:style-name="P1">保存标定信息将存入./data/<text:span text:style-name="T1">biaoding_file/中。</text:span></text:p>
      <text:p text:style-name="P1"/>
      <text:p text:style-name="P1">最终效果展示按钮是筛选区域，只显示黄色立方体内有效区域。<text:bookmark-end text:name="__DdeLink__37_2120134119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12:24:18.957971420</meta:creation-date>
    <dc:date>2023-04-28T13:21:10.436085034</dc:date>
    <meta:editing-duration>PT9H16M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04" meta:character-count="260" meta:non-whitespace-character-count="260"/>
  </office:meta>
</office:document-meta>
</file>